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Delegate.addWidget( Widget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Delegate.ContainerDelegate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Delegate.generateSaxFragment( ContentHandler contentHandler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Delegate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Delegate.validate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Delegate.widgetsHave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ainerDelegate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Delegate.readFromRequest( FormContext form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ainerDelegate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